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le1" style:family="table">
      <style:table-properties style:width="15.956cm" fo:margin-left="0cm" table:align="left"/>
    </style:style>
    <style:style style:name="Tabelle1.A" style:family="table-column">
      <style:table-column-properties style:column-width="2.09cm"/>
    </style:style>
    <style:style style:name="Tabelle1.B" style:family="table-column">
      <style:table-column-properties style:column-width="4.367cm"/>
    </style:style>
    <style:style style:name="Tabelle1.C" style:family="table-column">
      <style:table-column-properties style:column-width="9.499cm"/>
    </style:style>
    <style:style style:name="Tabelle1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2" style:family="table">
      <style:table-properties style:width="15.956cm" fo:margin-left="0cm" table:align="left"/>
    </style:style>
    <style:style style:name="Tabelle2.A" style:family="table-column">
      <style:table-column-properties style:column-width="2.616cm"/>
    </style:style>
    <style:style style:name="Tabelle2.B" style:family="table-column">
      <style:table-column-properties style:column-width="4.833cm"/>
    </style:style>
    <style:style style:name="Tabelle2.C" style:family="table-column">
      <style:table-column-properties style:column-width="8.507cm"/>
    </style:style>
    <style:style style:name="Tabelle2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3" style:family="table">
      <style:table-properties style:width="15.956cm" fo:margin-left="0cm" table:align="left"/>
    </style:style>
    <style:style style:name="Tabelle3.A" style:family="table-column">
      <style:table-column-properties style:column-width="3.801cm"/>
    </style:style>
    <style:style style:name="Tabelle3.B" style:family="table-column">
      <style:table-column-properties style:column-width="4.519cm"/>
    </style:style>
    <style:style style:name="Tabelle3.C" style:family="table-column">
      <style:table-column-properties style:column-width="7.636cm"/>
    </style:style>
    <style:style style:name="Tabelle3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4" style:family="table">
      <style:table-properties style:width="15.956cm" fo:margin-left="0cm" table:align="left"/>
    </style:style>
    <style:style style:name="Tabelle4.A" style:family="table-column">
      <style:table-column-properties style:column-width="3.838cm"/>
    </style:style>
    <style:style style:name="Tabelle4.B" style:family="table-column">
      <style:table-column-properties style:column-width="4.822cm"/>
    </style:style>
    <style:style style:name="Tabelle4.C" style:family="table-column">
      <style:table-column-properties style:column-width="7.295cm"/>
    </style:style>
    <style:style style:name="Tabelle4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5" style:family="table">
      <style:table-properties style:width="16.203cm" fo:margin-left="0cm" table:align="left"/>
    </style:style>
    <style:style style:name="Tabelle5.A" style:family="table-column">
      <style:table-column-properties style:column-width="4.394cm"/>
    </style:style>
    <style:style style:name="Tabelle5.B" style:family="table-column">
      <style:table-column-properties style:column-width="4.399cm"/>
    </style:style>
    <style:style style:name="Tabelle5.C" style:family="table-column">
      <style:table-column-properties style:column-width="7.41cm"/>
    </style:style>
    <style:style style:name="Tabelle5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6" style:family="table">
      <style:table-properties style:width="15.97cm" fo:margin-left="0.014cm" fo:margin-right="0.007cm" table:align="margins"/>
    </style:style>
    <style:style style:name="Tabelle6.A" style:family="table-column">
      <style:table-column-properties style:column-width="4.366cm" style:rel-column-width="2475*"/>
    </style:style>
    <style:style style:name="Tabelle6.B" style:family="table-column">
      <style:table-column-properties style:column-width="4.385cm" style:rel-column-width="2486*"/>
    </style:style>
    <style:style style:name="Tabelle6.C" style:family="table-column">
      <style:table-column-properties style:column-width="7.22cm" style:rel-column-width="4093*"/>
    </style:style>
    <style:style style:name="Tabelle6.A1" style:family="table-cell">
      <style:table-cell-properties fo:padding="0.097cm" fo:border-left="0.035cm solid #999999" fo:border-right="none" fo:border-top="0.035cm solid #999999" fo:border-bottom="0.035cm solid #999999"/>
    </style:style>
    <style:style style:name="Tabelle6.C1" style:family="table-cell">
      <style:table-cell-properties fo:padding="0.097cm" fo:border="0.035cm solid #999999"/>
    </style:style>
    <style:style style:name="Tabelle6.A2" style:family="table-cell">
      <style:table-cell-properties fo:padding="0.097cm" fo:border-left="0.035cm solid #999999" fo:border-right="none" fo:border-top="none" fo:border-bottom="0.035cm solid #999999"/>
    </style:style>
    <style:style style:name="Tabelle6.C2" style:family="table-cell">
      <style:table-cell-properties fo:padding="0.097cm" fo:border-left="0.035cm solid #999999" fo:border-right="0.035cm solid #999999" fo:border-top="none" fo:border-bottom="0.035cm solid #999999"/>
    </style:style>
    <style:style style:name="P1" style:family="paragraph" style:parent-style-name="Normal"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2" style:family="paragraph" style:parent-style-name="Normal">
      <style:text-properties fo:color="#5b9bd5" style:font-name="Calibri" fo:font-size="11pt" style:font-size-asian="11pt" style:language-asian="de" style:country-asian="DE" style:font-name-complex="Times New Roman" style:font-size-complex="11pt"/>
    </style:style>
    <style:style style:name="P3" style:family="paragraph" style:parent-style-name="Normal" style:master-page-name="MP0">
      <style:paragraph-properties style:page-number="auto" fo:break-before="page"/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4" style:family="paragraph" style:parent-style-name="Normal"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5" style:family="paragraph" style:parent-style-name="Normal" style:list-style-name="L1" style:master-page-name="">
      <style:paragraph-properties fo:margin-left="0.529cm" fo:margin-right="0cm" fo:hyphenation-ladder-count="no-limit" fo:text-indent="0.397cm" style:auto-text-indent="false" style:page-number="auto"/>
      <style:text-properties style:font-name="Calibri" fo:font-size="11pt" style:font-size-asian="11pt" style:language-asian="de" style:country-asian="DE" style:font-name-complex="Times New Roman" style:font-size-complex="11pt" fo:hyphenate="false" fo:hyphenation-remain-char-count="0" fo:hyphenation-push-char-count="0"/>
    </style:style>
    <style:style style:name="P6" style:family="paragraph" style:parent-style-name="Normal" style:list-style-name="L1">
      <style:paragraph-properties fo:margin-left="0.529cm" fo:margin-right="0cm" fo:hyphenation-ladder-count="no-limit" fo:text-indent="0.397cm" style:auto-text-indent="false"/>
      <style:text-properties style:font-name="Calibri" fo:font-size="11pt" style:font-size-asian="11pt" style:language-asian="de" style:country-asian="DE" style:font-name-complex="Times New Roman" style:font-size-complex="11pt" fo:hyphenate="false" fo:hyphenation-remain-char-count="0" fo:hyphenation-push-char-count="0"/>
    </style:style>
    <style:style style:name="P7" style:family="paragraph" style:parent-style-name="Normal" style:list-style-name="L1">
      <style:paragraph-properties fo:margin-left="0.529cm" fo:margin-right="0cm" fo:hyphenation-ladder-count="no-limit" fo:text-indent="0.397cm" style:auto-text-indent="false"/>
      <style:text-properties fo:color="#009900" style:font-name="Calibri" fo:font-size="11pt" style:font-size-asian="11pt" style:language-asian="de" style:country-asian="DE" style:font-name-complex="Times New Roman" style:font-size-complex="11pt" fo:hyphenate="false" fo:hyphenation-remain-char-count="0" fo:hyphenation-push-char-count="0"/>
    </style:style>
    <style:style style:name="P8" style:family="paragraph" style:parent-style-name="Table_20_Contents">
      <style:text-properties style:font-name="Calibri" fo:font-size="11pt" style:font-size-asian="11pt" style:font-name-complex="Times New Roman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9900"/>
    </style:style>
    <style:style style:name="T3" style:family="text">
      <style:text-properties style:text-line-through-style="solid"/>
    </style:style>
    <style:style style:name="T4" style:family="text">
      <style:text-properties style:text-line-through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wendungsfall Registrierung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Stand</text:p>
          </table:table-cell>
          <table:table-cell table:style-name="Tabelle1.A1" office:value-type="string">
            <text:p text:style-name="P1">Aktion</text:p>
          </table:table-cell>
          <table:table-cell table:style-name="Tabelle1.A1" office:value-type="string">
            <text:p text:style-name="P1">Reaktion</text:p>
          </table:table-cell>
        </table:table-row>
        <table:table-row>
          <table:table-cell table:style-name="Tabelle1.A1" office:value-type="string">
            <text:p text:style-name="P1">Geöffnete Seite</text:p>
          </table:table-cell>
          <table:table-cell table:style-name="Tabelle1.A1" office:value-type="string">
            <text:p text:style-name="P1">Nutzer logt sich via Shibboleth ein</text:p>
          </table:table-cell>
          <table:table-cell table:style-name="Tabelle1.A1" office:value-type="string">
            <text:p text:style-name="P1">Willkommensbildschirm, Formular Studienbeginn/Studiengang/Prüfungsordnung(Pflicht)</text:p>
          </table:table-cell>
        </table:table-row>
        <table:table-row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Nutzer gibt alle benötigte Informationen an, drückt auf weiter</text:p>
          </table:table-cell>
          <table:table-cell table:style-name="Tabelle1.A1" office:value-type="string">
            <text:p text:style-name="P1">Formular zur Eingabe des aktuellen Studienstands(bestandene, begonnen Prüfungsleistungen, Ablegesemester)</text:p>
          </table:table-cell>
        </table:table-row>
        <table:table-row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Nutzer vervollständigt Daten, Bestätigung</text:p>
          </table:table-cell>
          <table:table-cell table:style-name="Tabelle1.A1" office:value-type="string">
            <text:p text:style-name="P1">Weiterleitung auf Hauptseite, keine Studienpläne vorhanden</text:p>
          </table:table-cell>
        </table:table-row>
      </table:table>
      <text:p text:style-name="P1">Anwendungsfall Login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">Stand</text:p>
          </table:table-cell>
          <table:table-cell table:style-name="Tabelle2.A1" office:value-type="string">
            <text:p text:style-name="P1">Aktion</text:p>
          </table:table-cell>
          <table:table-cell table:style-name="Tabelle2.A1" office:value-type="string">
            <text:p text:style-name="P1">Reaktion</text:p>
          </table:table-cell>
        </table:table-row>
        <table:table-row>
          <table:table-cell table:style-name="Tabelle2.A1" office:value-type="string">
            <text:p text:style-name="P1">Geöffnete Seite</text:p>
          </table:table-cell>
          <table:table-cell table:style-name="Tabelle2.A1" office:value-type="string">
            <text:p text:style-name="P1">Nutzer logt sich via Shibboleth ein</text:p>
          </table:table-cell>
          <table:table-cell table:style-name="Tabelle2.A1" office:value-type="string">
            <text:p text:style-name="P1">Weiterleitung auf Hauptseite mit ggfs. bereits angelegten Studienplänen</text:p>
          </table:table-cell>
        </table:table-row>
      </table:table>
      <text:p text:style-name="P1">Anwendungsfall Studienplan anlegen 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">Stand</text:p>
          </table:table-cell>
          <table:table-cell table:style-name="Tabelle3.A1" office:value-type="string">
            <text:p text:style-name="P1">Aktion</text:p>
          </table:table-cell>
          <table:table-cell table:style-name="Tabelle3.A1" office:value-type="string">
            <text:p text:style-name="P1">Reaktion</text:p>
          </table:table-cell>
        </table:table-row>
        <table:table-row>
          <table:table-cell table:style-name="Tabelle3.A1" office:value-type="string">
            <text:p text:style-name="P1">Hauptseite, Informatikstudent im 3. Fachsemester, alle empfohlenen Module aus den ersten beiden Semestern bestanden</text:p>
          </table:table-cell>
          <table:table-cell table:style-name="Tabelle3.A1" office:value-type="string">
            <text:p text:style-name="P1">Nutzer klickt auf "Neuen Studienplan erstellen"</text:p>
          </table:table-cell>
          <table:table-cell table:style-name="Tabelle3.A1" office:value-type="string">
            <text:p text:style-name="P1">PopUp, Bitte Dateinamen eingeben, „Neuer Studienplan 1“ voreingestellt</text:p>
          </table:table-cell>
        </table:table-row>
        <table:table-row>
          <table:table-cell table:style-name="Tabelle3.A1" office:value-type="string">
            <text:p text:style-name="P1"> </text:p>
          </table:table-cell>
          <table:table-cell table:style-name="Tabelle3.A1" office:value-type="string">
            <text:p text:style-name="P1">Nutzer gibt Name „Mein Studienplan“ an, bestätigt</text:p>
          </table:table-cell>
          <table:table-cell table:style-name="Tabelle3.A1" office:value-type="string">
            <text:p text:style-name="P1">Studienplan öffnet sich in Bearbeitungsansicht, wird zur Liste der bereits erstellten Pläne hinzugefügt</text:p>
          </table:table-cell>
        </table:table-row>
        <table:table-row>
          <table:table-cell table:style-name="Tabelle3.A1" office:value-type="string">
            <text:p text:style-name="P1">Bearbeitungsansicht, bereits bestandene Prüfungen sind im Plan enthalten</text:p>
          </table:table-cell>
          <table:table-cell table:style-name="Tabelle3.A1" office:value-type="string">
            <text:p text:style-name="P2">Nutzer blendet bestandene Prüfungen aus</text:p>
          </table:table-cell>
          <table:table-cell table:style-name="Tabelle3.A1" office:value-type="string">
            <text:p text:style-name="P1"> </text:p>
          </table:table-cell>
        </table:table-row>
      </table:table>
      <text:p text:style-name="P1">Anwendungsfall Manuelle Bearbeitung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">Stand</text:p>
          </table:table-cell>
          <table:table-cell table:style-name="Tabelle4.A1" office:value-type="string">
            <text:p text:style-name="P1">Aktion</text:p>
          </table:table-cell>
          <table:table-cell table:style-name="Tabelle4.A1" office:value-type="string">
            <text:p text:style-name="P1">Reaktion</text:p>
          </table:table-cell>
        </table:table-row>
        <table:table-row>
          <table:table-cell table:style-name="Tabelle4.A1" office:value-type="string">
            <text:p text:style-name="P1">Hauptseite, Infostudent... (wie oben)</text:p>
          </table:table-cell>
          <table:table-cell table:style-name="Tabelle4.A1" office:value-type="string">
            <text:p text:style-name="P1">Klick auf „Mein Studienplan“</text:p>
          </table:table-cell>
          <table:table-cell table:style-name="Tabelle4.A1" office:value-type="string">
            <text:p text:style-name="P1">„Mein Studienplan“ wird in Bearbeitungsansicht geöffnet</text:p>
          </table:table-cell>
        </table:table-row>
        <table:table-row>
          <table:table-cell table:style-name="Tabelle4.A1" office:value-type="string">
            <text:p text:style-name="P1">Bearbeitungsansicht</text:p>
          </table:table-cell>
          <table:table-cell table:style-name="Tabelle4.A1" office:value-type="string">
            <text:p text:style-name="P1">Student wählt Filter „Pflichtveranstaltungen“ aus</text:p>
          </table:table-cell>
          <table:table-cell table:style-name="Tabelle4.A1" office:value-type="string">
            <text:p text:style-name="P1">Alle Pflichtveranstaltungen werden angezeig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Gibt „Praxis“ in Suchfeld ein</text:p>
          </table:table-cell>
          <table:table-cell table:style-name="Tabelle4.A1" office:value-type="string">
            <text:p text:style-name="P1">Alle Veranstaltungen, die „Praxis“ im Titel enthalten, werden angezeig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Mouseover Modul "Praxis der Softwareentwicklung" </text:p>
          </table:table-cell>
          <table:table-cell table:style-name="Tabelle4.A1" office:value-type="string">
            <text:p text:style-name="P1">Tooltip mit grundlegenden Information zu Modul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Klick auf Modul</text:p>
          </table:table-cell>
          <table:table-cell table:style-name="Tabelle4.A1" office:value-type="string">
            <text:p text:style-name="P1">Detailansicht öffnet sich</text:p>
          </table:table-cell>
        </table:table-row>
        <table:table-row>
          <table:table-cell table:style-name="Tabelle4.A1" office:value-type="string">
            <text:p text:style-name="P1">Bearbeitungsansicht mit Detailansicht in Seitenleiste</text:p>
          </table:table-cell>
          <table:table-cell table:style-name="Tabelle4.A1" office:value-type="string">
            <text:p text:style-name="P1">Drag and Drop mit Modulname in Zeile „Semester 3“ (Hover farbige Hervorhebung)</text:p>
          </table:table-cell>
          <table:table-cell table:style-name="Tabelle4.A1" office:value-type="string">
            <text:p text:style-name="P1">Modul wird dort angezeigt, ECTS-Summe des dritten Semesters und Gesamt-ECTS werden aktualisiert, aktueller Stand wird gespeichert, Modul wird in Liste ausgegrau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Gibt „Wahrsch“ in Suchfeld ein</text:p>
          </table:table-cell>
          <table:table-cell table:style-name="Tabelle4.A1" office:value-type="string">
            <text:p text:style-name="P1">Alle Veranstaltungen ....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Drag and Drop Listeintrag </text:p>
          </table:table-cell>
          <table:table-cell table:style-name="Tabelle4.A1" office:value-type="string">
            <text:p text:style-name="P1">...</text:p>
          </table:table-cell>
        </table:table-row>
        <text:soft-page-break/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Löschen ...</text:p>
          </table:table-cell>
          <table:table-cell table:style-name="Tabelle4.A1" office:value-type="string">
            <text:p text:style-name="P1"> </text:p>
          </table:table-cell>
        </table:table-row>
      </table:table>
      <text:p text:style-name="P1"> </text:p>
      <text:p text:style-name="P1">Anwendungsfall Studienplangenerierung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1">Stand</text:p>
          </table:table-cell>
          <table:table-cell table:style-name="Tabelle5.A1" office:value-type="string">
            <text:p text:style-name="P1">Aktion</text:p>
          </table:table-cell>
          <table:table-cell table:style-name="Tabelle5.A1" office:value-type="string">
            <text:p text:style-name="P1">Reaktion</text:p>
          </table:table-cell>
        </table:table-row>
        <table:table-row>
          <table:table-cell table:style-name="Tabelle5.A1" office:value-type="string">
            <text:p text:style-name="P1">Bearbeitungsansicht</text:p>
          </table:table-cell>
          <table:table-cell table:style-name="Tabelle5.A1" office:value-type="string">
            <text:p text:style-name="P1">Der Nutzer bearbeitet seinen Studienplan manuell und fügt Module hinzu, welche er auf jeden Fall hören will.</text:p>
          </table:table-cell>
          <table:table-cell table:style-name="Tabelle5.A1" office:value-type="string">
            <text:p text:style-name="P1">Die Bearbeitungen werden übernommen.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klickt auf den Knopf "Vorschlag generieren"</text:p>
          </table:table-cell>
          <table:table-cell table:style-name="Tabelle5.A1" office:value-type="string">
            <text:p text:style-name="P1">Eine neue Ansicht mit einem Formular/Wizard wird geöffnet.<text:line-break/>Dort werden folgende Daten abgefragt:<text:line-break/>- Ziel des generierten Studienplans:<text:line-break/>* ECTS-Minimum<text:line-break/>* Gewünschte Vertiefungsrichtung<text:line-break/>* Schneller Studienabschluss<text:line-break/>* Möglichst gleichmäßig Verteilte ECTS über Semester<text:line-break/>- Semesterbegrenzungen für ECTS Punkte<text:line-break/>- Minimale Semsterzahl<text:line-break/>- Maximale Semesterzahl<text:line-break/>- Angabe der gewünschte Vertiefungsrichtungen<text:line-break/>- Präferenzen für Module bearbeiten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gibt die geforderten Daten ein</text:p>
          </table:table-cell>
          <table:table-cell table:style-name="Tabelle5.A1" office:value-type="string">
            <text:p text:style-name="P1">Das System generiert einen (oder mehrere?) vollständige Studienpläne. Diese werden als Unterstudienpläne (definiere! - GUI-Zeichnung, Parent-Child-Architektur, Kompositum) abgespeichert. Der Benutzer wird gefragt, ob er die verschiedenen Pläne vergleichen will.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wählt aus, dass er 2 Pläne vergleichen will.</text:p>
          </table:table-cell>
          <table:table-cell table:style-name="Tabelle5.A1" office:value-type="string">
            <text:p text:style-name="P1"> </text:p>
          </table:table-cell>
        </table:table-row>
      </table:table>
      <text:p text:style-name="P1"/>
      <text:p text:style-name="P1">Anwendungsfall Studienplan duplizieren und löschen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8">Stand</text:p>
          </table:table-cell>
          <table:table-cell table:style-name="Tabelle6.A1" office:value-type="string">
            <text:p text:style-name="P8">Aktion</text:p>
          </table:table-cell>
          <table:table-cell table:style-name="Tabelle6.C1" office:value-type="string">
            <text:p text:style-name="P8">Reaktion</text:p>
          </table:table-cell>
        </table:table-row>
        <table:table-row>
          <table:table-cell table:style-name="Tabelle6.A2" office:value-type="string">
            <text:p text:style-name="P8">Hauptansicht, es existiert ein Studienplan „Mein Studienplan“</text:p>
          </table:table-cell>
          <table:table-cell table:style-name="Tabelle6.A2" office:value-type="string">
            <text:p text:style-name="P8">Nutzer klickt rechts des Studienplans auf „Duplizieren“.</text:p>
          </table:table-cell>
          <table:table-cell table:style-name="Tabelle6.C2" office:value-type="string">
            <text:p text:style-name="P8">Ein neuer Studienplan „Mein Studienplan – Kopie“ taucht unter dem Ersten auf.</text:p>
            <text:p text:style-name="P8"/>
          </table:table-cell>
        </table:table-row>
        <table:table-row>
          <table:table-cell table:style-name="Tabelle6.A2" office:value-type="string">
            <text:p text:style-name="P8"/>
          </table:table-cell>
          <table:table-cell table:style-name="Tabelle6.A2" office:value-type="string">
            <text:p text:style-name="P8">Nutzer klickt beim Studienplan „Mein Studienplan“ auf „Löschen“.</text:p>
          </table:table-cell>
          <table:table-cell table:style-name="Tabelle6.C2" office:value-type="string">
            <text:p text:style-name="P8">Frage-Dialog „Wollen Sie den Studienplan 'Mein Studienplan' wirklich löschen?“ erscheint</text:p>
          </table:table-cell>
        </table:table-row>
        <table:table-row>
          <table:table-cell table:style-name="Tabelle6.A2" office:value-type="string">
            <text:p text:style-name="P8"/>
          </table:table-cell>
          <table:table-cell table:style-name="Tabelle6.A2" office:value-type="string">
            <text:p text:style-name="P8">Nutzer klickt auf „Nein“.</text:p>
          </table:table-cell>
          <table:table-cell table:style-name="Tabelle6.C2" office:value-type="string">
            <text:p text:style-name="P8">Dialog verschwindet, Rückkehr zur Hauptansicht ohne Änderung.</text:p>
          </table:table-cell>
        </table:table-row>
        <table:table-row>
          <table:table-cell table:style-name="Tabelle6.A2" office:value-type="string">
            <text:p text:style-name="P8"/>
          </table:table-cell>
          <table:table-cell table:style-name="Tabelle6.A2" office:value-type="string">
            <text:p text:style-name="P8">Nutzer klickt beim Studienplan „Mein Studienplan – Kopie“ auf „Löschen“.</text:p>
          </table:table-cell>
          <table:table-cell table:style-name="Tabelle6.C2" office:value-type="string">
            <text:p text:style-name="P8">Frage-Dialog „Wollen Sie den Studienplan 'Mein Studienplan – Kopie' wirklich löschen?“ erscheint</text:p>
          </table:table-cell>
        </table:table-row>
        <table:table-row>
          <table:table-cell table:style-name="Tabelle6.A2" office:value-type="string">
            <text:p text:style-name="P8"/>
          </table:table-cell>
          <table:table-cell table:style-name="Tabelle6.A2" office:value-type="string">
            <text:p text:style-name="P8">Nutzer klickt auf „Ja“.</text:p>
          </table:table-cell>
          <table:table-cell table:style-name="Tabelle6.C2" office:value-type="string">
            <text:p text:style-name="P8">Dialog verschwindet, in der Hauptansicht verschwindet „Mein Studienplan – Kopie“</text:p>
          </table:table-cell>
        </table:table-row>
      </table:table>
      <text:p text:style-name="P1"><text:soft-page-break/></text:p>
      <text:p text:style-name="P1"/>
      <text:p text:style-name="P1"><text:span text:style-name="T1">TODO</text:span>: </text:p>
      <text:list xml:id="list3000835681182814162" text:style-name="L1">
        <text:list-item>
          <text:p text:style-name="P5"><text:span text:style-name="T3">Studienplan duplizieren, löschen; <text:s/></text:span><text:span text:style-name="T4">(DJ)</text:span><text:line-break/><text:tab/><text:span text:style-name="T2">Frage: Werden Unterstudienpläne mitdupliziert? Ich nehme mal an, dass nicht. –DJ</text:span></text:p>
        </text:list-item>
        <text:list-item>
          <text:p text:style-name="P6">Modul finden; </text:p>
        </text:list-item>
        <text:list-item>
          <text:p text:style-name="P6">Präferieren von Wahl(!)-Modulen;</text:p>
        </text:list-item>
        <text:list-item>
          <text:p text:style-name="P6">Details in Tabelle anzeigen, </text:p>
        </text:list-item>
        <text:list-item>
          <text:p text:style-name="P6">Studienpläne verifizieren, </text:p>
        </text:list-item>
        <text:list-item>
          <text:p text:style-name="P6">Studienpläne vergleichen, </text:p>
        </text:list-item>
        <text:list-item>
          <text:p text:style-name="P6">Unterstudienpläne ansehen, löschen und bearbeiten</text:p>
        </text:list-item>
        <text:list-item>
          <text:p text:style-name="P6">Fehler-Anwendungsfälle</text:p>
        </text:list-item>
        <text:list-item>
          <text:p text:style-name="P7">Hauptansicht: Markierungskästchen in Anwendungsfall?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fals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2pt" fo:letter-spacing="normal" fo:language="de" fo:country="DE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style:font-name="Times New Roman" style:language-asian="de" style:country-asian="DE" style:font-name-complex="Times New Roma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0.915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/>
    <dc:description/>
    <dc:subject/>
    <meta:initial-creator>Niklas Uhl</meta:initial-creator>
    <dc:creator>Daniel Jungkind</dc:creator>
    <meta:creation-date>2016-11-14T09:31:00Z</meta:creation-date>
    <dc:date>2016-11-15T17:03:16.74</dc:date>
    <meta:editing-cycles>6</meta:editing-cycles>
    <meta:editing-duration>PT1H25S</meta:editing-duration>
    <meta:document-statistic meta:table-count="6" meta:image-count="0" meta:object-count="0" meta:page-count="3" meta:paragraph-count="106" meta:word-count="529" meta:character-count="4298"/>
    <meta:template xlink:type="simple" xlink:actuate="onRequest" xlink:title="" xlink:href="Normal.dotm"/>
  </office:meta>
</office:document-meta>
</file>